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78085405" text:style-name="L1">
        <text:list-item>
          <text:p text:style-name="P2">These all link to the same case:</text:p>
        </text:list-item>
        <text:list-item>
          <text:p text:style-name="P3">/$court/$caseNumber</text:p>
        </text:list-item>
        <text:list-item>
          <text:p text:style-name="P3">/$court/$caseNameShort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sign-in → Where to login</text:p>
        </text:list-item>
        <text:list-item>
          <text:p text:style-name="P3">/sign-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reset-password/done/ → Where you are directed to after a successful password reset.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>/profile/delete → Allow a user to delete their account. Linked to from the /profile/account page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preview → See the results of a query, with the option to save them. Redirects to /profile/alerts after the save.</text:p>
        </text:list-item>
        <text:list-item>
          <text:p text:style-name="P3">search/results/ → The results of a query (loads the same template as above, but <text:soft-page-break/>with search set to true.</text:p>
        </text:list-item>
        <text:list-item>
          <text:p text:style-name="P3">alert/edit/$alertnumber → Edit or delete an alert</text:p>
        </text:list-item>
        <text:list-item>
          <text:p text:style-name="P3">(alert|search)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contact/thanks → The thank you page for the contact</text:p>
        </text:list-item>
        <text:list-item>
          <text:p text:style-name="P3">/popular-alerts → list of popular or impressive alerts, perhaps curated, perhaps 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4-07T11:38:56</dc:date>
    <dc:creator>Michael Lissner</dc:creator>
    <meta:editing-duration>PT143H13M25S</meta:editing-duration>
    <meta:editing-cycles>22</meta:editing-cycles>
    <meta:generator>OpenOffice.org/3.1$Linux OpenOffice.org_project/310m19$Build-9420</meta:generator>
    <meta:document-statistic meta:table-count="0" meta:image-count="0" meta:object-count="0" meta:page-count="2" meta:paragraph-count="47" meta:word-count="488" meta:character-count="2803"/>
  </office:meta>
</office:document-meta>
</file>